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381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6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352cm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Fin_20_de_20_línea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cm"/>
    </style:style>
    <style:style style:name="gr12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2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326cm"/>
    </style:style>
    <style:style style:name="gr17" style:family="graphic" style:parent-style-name="standard">
      <style:graphic-properties draw:fill="solid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.434cm"/>
    </style:style>
    <style:style style:name="gr19" style:family="graphic" style:parent-style-name="objectwithoutfill">
      <style:graphic-properties draw:marker-end="Fin_20_de_20_línea_20_1" draw:marker-end-width="0.3cm" draw:fill="none" draw:fill-color="#ffffff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2" style:family="graphic" style:parent-style-name="objectwithoutfill">
      <style:graphic-properties draw:fill="none" draw:fill-color="#ffffff" draw:textarea-vertical-align="middle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997cm"/>
    </style:style>
    <style:style style:name="gr25" style:family="graphic" style:parent-style-name="standard">
      <style:graphic-properties draw:fill="solid" draw:fill-color="#b2b2b2" draw:textarea-horizontal-align="justify" draw:textarea-vertical-align="middle" draw:auto-grow-height="false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.4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12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3.38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2.41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54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74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72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82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949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Droid Sans'" style:font-style-name="Normal" style:font-family-generic="swiss" style:font-pitch="variable" fo:font-size="10pt" style:font-size-asian="18pt" style:font-size-complex="18pt"/>
    </style:style>
    <style:style style:name="P5" style:family="paragraph">
      <style:paragraph-properties fo:text-align="center"/>
      <style:text-properties fo:font-size="10pt" style:font-size-asian="8pt" style:font-size-complex="8pt"/>
    </style:style>
    <style:style style:name="P6" style:family="paragraph">
      <style:text-properties fo:font-size="10pt" style:font-size-asian="8pt" style:font-size-complex="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Droid Sans'" style:font-style-name="Normal" style:font-family-generic="swiss" style:font-pitch="variable" fo:font-size="10pt" style:font-size-asian="18pt" style:font-size-complex="1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onnector draw:style-name="gr1" draw:text-style-name="P1" draw:layer="layout" svg:x1="24.1cm" svg:y1="3.775cm" svg:x2="24.001cm" svg:y2="4.3cm" draw:start-shape="id1" draw:start-glue-point="3" draw:end-shape="id2" draw:end-glue-point="17" svg:d="m24100 3775h-99v525">
          <text:p/>
        </draw:connector>
        <draw:connector draw:style-name="gr1" draw:text-style-name="P1" draw:layer="layout" svg:x1="24.1cm" svg:y1="3.324cm" svg:x2="23.9cm" svg:y2="4.3cm" draw:start-shape="id3" draw:start-glue-point="3" draw:end-shape="id2" draw:end-glue-point="16" svg:d="m24100 3324h-200v976">
          <text:p/>
        </draw:connector>
        <draw:g xml:id="id3" draw:id="id3">
          <draw:custom-shape draw:style-name="gr2" draw:text-style-name="P1" draw:layer="layout" svg:width="0.3cm" svg:height="0.3cm" svg:x="24.1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2.898cm" svg:height="0.649cm" svg:x="24.4cm" svg:y="3cm">
            <draw:text-box>
              <text:p><text:span text:style-name="T1">Primer Nombre</text:span></text:p>
            </draw:text-box>
          </draw:frame>
        </draw:g>
        <draw:g xml:id="id1" draw:id="id1">
          <draw:custom-shape draw:style-name="gr4" draw:text-style-name="P1" draw:layer="layout" svg:width="0.3cm" svg:height="0.3cm" svg:x="24.1cm" svg:y="3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107cm" svg:height="0.649cm" svg:x="24.4cm" svg:y="3.451cm">
            <draw:text-box>
              <text:p><text:span text:style-name="T1">DNI</text:span></text:p>
            </draw:text-box>
          </draw:frame>
        </draw:g>
        <draw:g xml:id="id4" draw:id="id4">
          <draw:custom-shape draw:style-name="gr2" draw:text-style-name="P1" draw:layer="layout" svg:width="0.3cm" svg:height="0.3cm" svg:x="24.1cm" svg:y="2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2.86cm" svg:height="0.649cm" svg:x="24.4cm" svg:y="2.5cm">
            <draw:text-box>
              <text:p><text:span text:style-name="T1">Primer Apellido</text:span></text:p>
            </draw:text-box>
          </draw:frame>
        </draw:g>
        <draw:connector draw:style-name="gr1" draw:text-style-name="P1" draw:layer="layout" draw:line-skew="0.201cm" svg:x1="24.1cm" svg:y1="2.824cm" svg:x2="23.801cm" svg:y2="4.3cm" draw:start-shape="id4" draw:start-glue-point="3" draw:end-shape="id2" draw:end-glue-point="15" svg:d="m24100 2824h-300v900h1v576">
          <text:p/>
        </draw:connector>
        <draw:custom-shape draw:style-name="gr7" draw:text-style-name="P4" xml:id="id2" draw:id="id2" draw:layer="layout" svg:width="3.2cm" svg:height="1.3cm" svg:x="23.7cm" svg:y="4.3cm">
          <draw:glue-point draw:id="4" svg:x="-1.875cm" svg:y="-5cm"/>
          <draw:glue-point draw:id="5" svg:x="-3.75cm" svg:y="-5cm"/>
          <draw:glue-point draw:id="6" svg:x="-2.812cm" svg:y="-5cm"/>
          <draw:glue-point draw:id="7" svg:x="-5cm" svg:y="-2.857cm"/>
          <draw:glue-point draw:id="8" svg:x="-5cm" svg:y="2.142cm"/>
          <draw:glue-point draw:id="9" svg:x="-0.937cm" svg:y="-5cm"/>
          <draw:glue-point draw:id="10" svg:x="-2.187cm" svg:y="-5cm"/>
          <draw:glue-point draw:id="11" svg:x="-1.562cm" svg:y="-5cm"/>
          <draw:glue-point draw:id="12" svg:x="-2.5cm" svg:y="-5cm"/>
          <draw:glue-point draw:id="13" svg:x="-3.125cm" svg:y="-5cm"/>
          <draw:glue-point draw:id="14" svg:x="-3.437cm" svg:y="-5cm"/>
          <draw:glue-point draw:id="15" svg:x="-4.687cm" svg:y="-5cm"/>
          <draw:glue-point draw:id="16" svg:x="-4.375cm" svg:y="-5cm"/>
          <draw:glue-point draw:id="17" svg:x="-4.062cm" svg:y="-5cm"/>
          <draw:glue-point draw:id="18" svg:x="-5cm" svg:y="-4.23cm"/>
          <text:p text:style-name="P3"><text:span text:style-name="T2">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6" draw:id="id6" draw:layer="layout" svg:width="3.2cm" svg:height="1.2cm" svg:x="23.7cm" svg:y="13.5cm">
          <draw:glue-point draw:id="4" svg:x="-1.875cm" svg:y="-5cm"/>
          <draw:glue-point draw:id="5" svg:x="-3.75cm" svg:y="-5cm"/>
          <draw:glue-point draw:id="6" svg:x="-2.812cm" svg:y="-5cm"/>
          <draw:glue-point draw:id="7" svg:x="-5cm" svg:y="-2.857cm"/>
          <draw:glue-point draw:id="8" svg:x="-5cm" svg:y="2.142cm"/>
          <draw:glue-point draw:id="9" svg:x="-0.937cm" svg:y="-5cm"/>
          <draw:glue-point draw:id="10" svg:x="-4.062cm" svg:y="5cm"/>
          <text:p text:style-name="P3"><text:span text:style-name="T2">Colec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9" draw:id="id9" draw:layer="layout" svg:width="3.2cm" svg:height="1.4cm" svg:x="12.6cm" svg:y="6.916cm">
          <draw:glue-point draw:id="4" svg:x="-1.875cm" svg:y="-5cm"/>
          <draw:glue-point draw:id="5" svg:x="-3.75cm" svg:y="-5cm"/>
          <draw:glue-point draw:id="6" svg:x="-2.812cm" svg:y="-5cm"/>
          <draw:glue-point draw:id="7" svg:x="-5cm" svg:y="-2.857cm"/>
          <draw:glue-point draw:id="8" svg:x="-5cm" svg:y="2.142cm"/>
          <draw:glue-point draw:id="9" svg:x="-0.937cm" svg:y="-5cm"/>
          <draw:glue-point draw:id="10" svg:x="-4.375cm" svg:y="-5cm"/>
          <draw:glue-point draw:id="11" svg:x="-5cm" svg:y="-3.571cm"/>
          <draw:glue-point draw:id="12" svg:x="-5cm" svg:y="3.571cm"/>
          <draw:glue-point draw:id="13" svg:x="-3.75cm" svg:y="5cm"/>
          <draw:glue-point draw:id="14" svg:x="-2.5cm" svg:y="5cm"/>
          <draw:glue-point draw:id="15" svg:x="-5cm" svg:y="-5cm"/>
          <draw:glue-point draw:id="16" svg:x="-4.062cm" svg:y="-5cm"/>
          <draw:glue-point draw:id="17" svg:x="-3.437cm" svg:y="-5cm"/>
          <draw:glue-point draw:id="18" svg:x="-3.125cm" svg:y="-5cm"/>
          <draw:glue-point draw:id="19" svg:x="-2.5cm" svg:y="-5cm"/>
          <draw:glue-point draw:id="20" svg:x="1.875cm" svg:y="-5cm"/>
          <text:p text:style-name="P3"><text:span text:style-name="T2">Ejemp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21.1cm" svg:y1="16.289cm" svg:x2="25.3cm" svg:y2="14.7cm" draw:start-shape="id5" draw:start-glue-point="4" draw:end-shape="id6" draw:end-glue-point="2" svg:d="m21100 16289h4200v-1589">
          <text:p/>
        </draw:connector>
        <draw:connector draw:style-name="gr8" draw:text-style-name="P1" draw:layer="layout" svg:x1="19.36cm" svg:y1="16.289cm" svg:x2="16.4cm" svg:y2="13.716cm" draw:start-shape="id5" draw:start-glue-point="5" draw:end-shape="id7" draw:end-glue-point="2" svg:d="m19360 16289h-2960v-2573">
          <text:p/>
        </draw:connector>
        <draw:g xml:id="id5" draw:id="id5">
          <draw:glue-point draw:id="4" svg:x="5.011cm" svg:y="1.315cm"/>
          <draw:glue-point draw:id="5" svg:x="-4.672cm" svg:y="1.315cm"/>
          <draw:custom-shape draw:style-name="gr7" draw:text-style-name="P5" draw:layer="layout" svg:width="1.8cm" svg:height="1.622cm" svg:x="19.3cm" svg:y="15.478cm">
            <text:p text:style-name="P3"><text:span text:style-name="T3">Ej-Co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" draw:text-style-name="P2" draw:layer="layout" svg:width="1.048cm" svg:height="0.751cm" svg:x="19.711cm" svg:y="14.9cm">
            <draw:text-box>
              <text:p><text:span text:style-name="T1">N:1</text:span></text:p>
            </draw:text-box>
          </draw:frame>
        </draw:g>
        <draw:g>
          <draw:frame draw:style-name="gr10" draw:text-style-name="P6" draw:layer="layout" svg:width="2.03cm" svg:height="0.569cm" svg:x="23.27cm" svg:y="15.611cm">
            <draw:text-box>
              <text:p><text:span text:style-name="T3">Pertenece a</text:span></text:p>
            </draw:text-box>
          </draw:frame>
          <draw:frame draw:style-name="gr10" draw:text-style-name="P6" draw:layer="layout" svg:width="1.082cm" svg:height="0.569cm" svg:x="23.688cm" svg:y="15.2cm">
            <draw:text-box>
              <text:p><text:span text:style-name="T3">(1,1)</text:span></text:p>
            </draw:text-box>
          </draw:frame>
        </draw:g>
        <draw:g>
          <draw:frame draw:style-name="gr11" draw:text-style-name="P6" draw:layer="layout" svg:width="2.03cm" svg:height="0.573cm" svg:x="25.1cm" svg:y="6.327cm">
            <draw:text-box>
              <text:p><text:span text:style-name="T3">Pertenece a</text:span></text:p>
            </draw:text-box>
          </draw:frame>
          <draw:frame draw:style-name="gr11" draw:text-style-name="P6" draw:layer="layout" svg:width="1.082cm" svg:height="0.573cm" svg:x="25.518cm" svg:y="5.916cm">
            <draw:text-box>
              <text:p><text:span text:style-name="T3">(1,1)</text:span></text:p>
            </draw:text-box>
          </draw:frame>
        </draw:g>
        <draw:g>
          <draw:frame draw:style-name="gr10" draw:text-style-name="P6" draw:layer="layout" svg:width="1.573cm" svg:height="0.569cm" svg:x="16.5cm" svg:y="14.611cm">
            <draw:text-box>
              <text:p><text:span text:style-name="T3">contiene</text:span></text:p>
            </draw:text-box>
          </draw:frame>
          <draw:frame draw:style-name="gr10" draw:text-style-name="P6" draw:layer="layout" svg:width="1.082cm" svg:height="0.569cm" svg:x="16.691cm" svg:y="14.2cm">
            <draw:text-box>
              <text:p><text:span text:style-name="T3">(1,n)</text:span></text:p>
            </draw:text-box>
          </draw:frame>
        </draw:g>
        <draw:g xml:id="id8" draw:id="id8">
          <draw:glue-point draw:id="4" svg:x="-5cm" svg:y="1.41cm"/>
          <draw:glue-point draw:id="5" svg:x="5cm" svg:y="1.41cm"/>
          <draw:custom-shape draw:style-name="gr7" draw:text-style-name="P5" draw:layer="layout" svg:width="1.8cm" svg:height="1.4cm" svg:x="17.2cm" svg:y="4.249cm">
            <text:p text:style-name="P3"><text:span text:style-name="T3">Ej-Pe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2" draw:layer="layout" svg:width="1.048cm" svg:height="0.64cm" svg:x="17.6cm" svg:y="3.7cm">
            <draw:text-box>
              <text:p><text:span text:style-name="T1">N:1</text:span></text:p>
            </draw:text-box>
          </draw:frame>
        </draw:g>
        <draw:connector draw:style-name="gr8" draw:text-style-name="P1" draw:layer="layout" svg:x1="17.2cm" svg:y1="4.948cm" svg:x2="14.2cm" svg:y2="6.916cm" draw:start-shape="id8" draw:start-glue-point="4" draw:end-shape="id9" draw:end-glue-point="0" svg:d="m17200 4948h-3000v1968">
          <text:p/>
        </draw:connector>
        <draw:connector draw:style-name="gr8" draw:text-style-name="P1" draw:layer="layout" svg:x1="19cm" svg:y1="4.948cm" svg:x2="23.7cm" svg:y2="4.95cm" draw:start-shape="id8" draw:start-glue-point="5" draw:end-shape="id2" svg:d="m19000 4948h2351v2h2349">
          <text:p/>
        </draw:connector>
        <draw:g xml:id="id12" draw:id="id12">
          <draw:custom-shape draw:style-name="gr2" draw:text-style-name="P1" draw:layer="layout" svg:width="0.3cm" svg:height="0.3cm" svg:x="11.9cm" svg:y="5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107cm" svg:height="0.649cm" svg:x="10.9cm" svg:y="5.416cm">
            <draw:text-box>
              <text:p><text:span text:style-name="T1">DNI</text:span></text:p>
            </draw:text-box>
          </draw:frame>
        </draw:g>
        <draw:connector draw:style-name="gr12" draw:text-style-name="P1" draw:layer="layout" svg:x1="12.6cm" svg:y1="6.916cm" svg:x2="12.251cm" svg:y2="6.54cm" draw:start-shape="id9" draw:start-glue-point="15" draw:end-shape="id10" draw:end-glue-point="1" svg:d="m12600 6916v-376h-349">
          <text:p/>
        </draw:connector>
        <draw:g xml:id="id10" draw:id="id10">
          <draw:custom-shape draw:style-name="gr4" draw:text-style-name="P1" draw:layer="layout" svg:width="0.3cm" svg:height="0.3cm" svg:x="11.951cm" svg:y="6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2" draw:layer="layout" svg:width="2.995cm" svg:height="0.649cm" svg:x="9.121cm" svg:y="6.216cm">
            <draw:text-box>
              <text:p><text:span text:style-name="T1">Nombre Común</text:span></text:p>
            </draw:text-box>
          </draw:frame>
        </draw:g>
        <draw:g xml:id="id11" draw:id="id11">
          <draw:custom-shape draw:style-name="gr4" draw:text-style-name="P1" draw:layer="layout" svg:width="0.3cm" svg:height="0.3cm" svg:x="11.918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" draw:layer="layout" svg:width="1.302cm" svg:height="0.649cm" svg:x="10.803cm" svg:y="5.816cm">
            <draw:text-box>
              <text:p><text:span text:style-name="T1">Zona</text:span></text:p>
            </draw:text-box>
          </draw:frame>
        </draw:g>
        <draw:g xml:id="id13" draw:id="id13">
          <draw:custom-shape draw:style-name="gr2" draw:text-style-name="P1" draw:layer="layout" svg:width="0.3cm" svg:height="0.3cm" svg:x="11.9cm" svg:y="5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8" draw:layer="layout" svg:width="1.751cm" svg:height="0.649cm" svg:x="10.249cm" svg:y="4.951cm">
            <draw:text-box>
              <text:p text:style-name="P7"><text:span text:style-name="T1">Especie</text:span></text:p>
            </draw:text-box>
          </draw:frame>
        </draw:g>
        <draw:g xml:id="id14" draw:id="id14">
          <draw:custom-shape draw:style-name="gr4" draw:text-style-name="P1" draw:layer="layout" svg:width="0.3cm" svg:height="0.3cm" svg:x="11.9cm" svg:y="4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2" draw:layer="layout" svg:width="2.826cm" svg:height="0.649cm" svg:x="9.2cm" svg:y="4.5cm">
            <draw:text-box>
              <text:p><text:span text:style-name="T1">Fecha Captura</text:span></text:p>
            </draw:text-box>
          </draw:frame>
        </draw:g>
        <draw:connector draw:style-name="gr17" draw:text-style-name="P1" draw:layer="layout" svg:x1="12.8cm" svg:y1="6.916cm" svg:x2="12.218cm" svg:y2="6.14cm" draw:start-shape="id9" draw:start-glue-point="10" draw:end-shape="id11" draw:end-glue-point="1" svg:d="m12800 6916v-776h-582">
          <text:p/>
        </draw:connector>
        <draw:connector draw:style-name="gr17" draw:text-style-name="P1" draw:layer="layout" svg:x1="12.901cm" svg:y1="6.916cm" svg:x2="12.2cm" svg:y2="5.74cm" draw:start-shape="id9" draw:start-glue-point="16" draw:end-shape="id12" draw:end-glue-point="1" svg:d="m12901 6916v-1176h-701">
          <text:p/>
        </draw:connector>
        <draw:connector draw:style-name="gr17" draw:text-style-name="P1" draw:layer="layout" svg:x1="13.101cm" svg:y1="6.916cm" svg:x2="12.2cm" svg:y2="5.275cm" draw:start-shape="id9" draw:start-glue-point="17" draw:end-shape="id13" draw:end-glue-point="1" svg:d="m13101 6916v-1641h-901">
          <text:p/>
        </draw:connector>
        <draw:connector draw:style-name="gr17" draw:text-style-name="P1" draw:layer="layout" svg:x1="13.2cm" svg:y1="6.916cm" svg:x2="12.2cm" svg:y2="4.824cm" draw:start-shape="id9" draw:start-glue-point="18" draw:end-shape="id14" draw:end-glue-point="1" svg:d="m13200 6916v-2092h-1000">
          <text:p/>
        </draw:connector>
        <draw:g xml:id="id15" draw:id="id15">
          <draw:glue-point draw:id="4" svg:x="-5cm" svg:y="1.41cm"/>
          <draw:glue-point draw:id="5" svg:x="5cm" svg:y="1.41cm"/>
          <draw:glue-point draw:id="6" svg:x="-1.428cm" svg:y="-4.937cm"/>
          <draw:glue-point draw:id="7" svg:x="-1.428cm" svg:y="5.003cm"/>
          <draw:custom-shape draw:style-name="gr7" draw:text-style-name="P5" draw:layer="layout" svg:width="1.9cm" svg:height="1.509cm" svg:x="24.3cm" svg:y="9cm">
            <text:p text:style-name="P3"><text:span text:style-name="T3">Pe-Co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2" draw:layer="layout" svg:width="1.105cm" svg:height="0.717cm" svg:x="25.995cm" svg:y="9.409cm">
            <draw:text-box>
              <text:p><text:span text:style-name="T1">1:1</text:span></text:p>
            </draw:text-box>
          </draw:frame>
        </draw:g>
        <draw:connector draw:style-name="gr19" draw:text-style-name="P1" draw:layer="layout" svg:x1="25.301cm" svg:y1="10.508cm" svg:x2="25.3cm" svg:y2="13.5cm" draw:start-shape="id15" draw:start-glue-point="7" draw:end-shape="id6" draw:end-glue-point="0" svg:d="m25301 10508v1497h-1v1495">
          <text:p/>
        </draw:connector>
        <draw:connector draw:style-name="gr19" draw:text-style-name="P1" draw:layer="layout" svg:x1="25.301cm" svg:y1="9.01cm" svg:x2="25.3cm" svg:y2="5.6cm" draw:start-shape="id15" draw:start-glue-point="6" draw:end-shape="id2" draw:end-glue-point="2" svg:d="m25301 9010v-1710h-1v-1700">
          <text:p/>
        </draw:connector>
        <draw:custom-shape draw:style-name="gr7" draw:text-style-name="P4" xml:id="id17" draw:id="id17" draw:layer="layout" svg:width="3.2cm" svg:height="1.4cm" svg:x="19.3cm" svg:y="10.8cm">
          <draw:glue-point draw:id="4" svg:x="-1.875cm" svg:y="-5cm"/>
          <draw:glue-point draw:id="5" svg:x="-3.75cm" svg:y="-5cm"/>
          <draw:glue-point draw:id="6" svg:x="-2.812cm" svg:y="-5cm"/>
          <draw:glue-point draw:id="7" svg:x="-5cm" svg:y="-2.857cm"/>
          <draw:glue-point draw:id="8" svg:x="-5cm" svg:y="2.142cm"/>
          <draw:glue-point draw:id="9" svg:x="-0.937cm" svg:y="-5cm"/>
          <text:p text:style-name="P3"><text:span text:style-name="T2">Z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6" draw:id="id16">
          <draw:glue-point draw:id="4" svg:x="-5cm" svg:y="1.41cm"/>
          <draw:glue-point draw:id="5" svg:x="5cm" svg:y="1.41cm"/>
          <draw:custom-shape draw:style-name="gr7" draw:text-style-name="P5" draw:layer="layout" svg:width="1.8cm" svg:height="1.4cm" svg:x="20cm" svg:y="6.9cm">
            <text:p text:style-name="P3"><text:span text:style-name="T3">Ej-Zo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0" draw:text-style-name="P2" draw:layer="layout" svg:width="1.048cm" svg:height="0.649cm" svg:x="20.4cm" svg:y="6.351cm">
            <draw:text-box>
              <text:p><text:span text:style-name="T1">N:1</text:span></text:p>
            </draw:text-box>
          </draw:frame>
        </draw:g>
        <draw:connector draw:style-name="gr19" draw:text-style-name="P1" draw:layer="layout" svg:x1="20.9cm" svg:y1="8.3cm" svg:x2="20.9cm" svg:y2="10.8cm" draw:start-shape="id16" draw:start-glue-point="2" draw:end-shape="id17" draw:end-glue-point="0" svg:d="m20900 8300v2500">
          <text:p/>
        </draw:connector>
        <draw:connector draw:style-name="gr19" draw:text-style-name="P1" draw:layer="layout" svg:x1="20cm" svg:y1="7.599cm" svg:x2="15.8cm" svg:y2="7.616cm" draw:start-shape="id16" draw:start-glue-point="4" draw:end-shape="id9" draw:end-glue-point="1" svg:d="m20000 7599h-2100v17h-2100">
          <text:p/>
        </draw:connector>
        <draw:custom-shape draw:style-name="gr21" draw:text-style-name="P1" xml:id="id18" draw:id="id18" draw:layer="layout" svg:width="0.5cm" svg:height="0.3cm" svg:x="14cm" svg:y="8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svg:x1="14.2cm" svg:y1="8.316cm" svg:x2="14.25cm" svg:y2="8.816cm" draw:start-shape="id9" draw:start-glue-point="2" draw:end-shape="id18" draw:end-glue-point="4" svg:d="m14200 8316v250h50v250">
          <text:p/>
        </draw:connector>
        <draw:connector draw:style-name="gr17" draw:text-style-name="P1" draw:layer="layout" svg:x1="14.249cm" svg:y1="9.616cm" svg:x2="14.25cm" svg:y2="9.116cm" draw:start-shape="id19" draw:start-glue-point="0" draw:end-shape="id18" draw:end-glue-point="8" svg:d="m14249 9616v-249h1v-251">
          <text:p/>
        </draw:connector>
        <draw:custom-shape draw:style-name="gr7" draw:text-style-name="P4" xml:id="id7" draw:id="id7" draw:layer="layout" svg:width="3.2cm" svg:height="1.4cm" svg:x="14.8cm" svg:y="12.316cm">
          <draw:glue-point draw:id="4" svg:x="-1.875cm" svg:y="-5cm"/>
          <draw:glue-point draw:id="5" svg:x="-3.75cm" svg:y="-5cm"/>
          <draw:glue-point draw:id="6" svg:x="-2.812cm" svg:y="-5cm"/>
          <draw:glue-point draw:id="7" svg:x="-5cm" svg:y="-2.857cm"/>
          <draw:glue-point draw:id="8" svg:x="-5cm" svg:y="2.142cm"/>
          <draw:glue-point draw:id="9" svg:x="-0.937cm" svg:y="-5cm"/>
          <draw:glue-point draw:id="10" svg:x="0.937cm" svg:y="-5cm"/>
          <draw:glue-point draw:id="11" svg:x="1.562cm" svg:y="-5.007cm"/>
          <draw:glue-point draw:id="12" svg:x="2.187cm" svg:y="-5.007cm"/>
          <text:p text:style-name="P3"><text:span text:style-name="T2">Colecciona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20" draw:id="id20" draw:layer="layout" svg:width="3.2cm" svg:height="1.4cm" svg:x="10.9cm" svg:y="12.316cm">
          <draw:glue-point draw:id="4" svg:x="-1.875cm" svg:y="-5cm"/>
          <draw:glue-point draw:id="5" svg:x="-3.75cm" svg:y="-5cm"/>
          <draw:glue-point draw:id="6" svg:x="-2.812cm" svg:y="-5cm"/>
          <draw:glue-point draw:id="7" svg:x="-5cm" svg:y="-2.857cm"/>
          <draw:glue-point draw:id="8" svg:x="-5cm" svg:y="2.142cm"/>
          <draw:glue-point draw:id="9" svg:x="-0.937cm" svg:y="-5cm"/>
          <text:p text:style-name="P3"><text:span text:style-name="T2">Observa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draw:type="line" svg:x1="14.756cm" svg:y1="10.016cm" svg:x2="16.4cm" svg:y2="12.316cm" draw:start-shape="id19" draw:start-glue-point="4" draw:end-shape="id7" draw:end-glue-point="0" svg:d="m14756 10016 1644 2300">
          <text:p/>
        </draw:connector>
        <draw:connector draw:style-name="gr19" draw:text-style-name="P1" draw:layer="layout" draw:type="line" svg:x1="13.807cm" svg:y1="10.016cm" svg:x2="12.5cm" svg:y2="12.316cm" draw:start-shape="id19" draw:start-glue-point="5" draw:end-shape="id20" draw:end-glue-point="0" svg:d="m13807 10016-1307 2300">
          <text:p/>
        </draw:connector>
        <draw:path draw:style-name="gr22" draw:text-style-name="P1" draw:layer="layout" svg:width="3.399cm" svg:height="0.999cm" svg:x="12.6cm" svg:y="10.316cm" svg:viewBox="0 0 3400 1000" svg:d="m0 192c1889 1923 3400-192 3400-192">
          <text:p/>
        </draw:path>
        <draw:path draw:style-name="gr23" draw:text-style-name="P9" xml:id="id19" draw:id="id19" draw:layer="layout" svg:width="1.9cm" svg:height="0.8cm" svg:x="13.299cm" svg:y="9.616cm" svg:viewBox="0 0 1901 801" svg:d="m1010 0h891l-955 801-946-801zm1010 0zm4 0z">
          <draw:glue-point draw:id="4" svg:x="2.669cm" svg:y="0cm"/>
          <draw:glue-point draw:id="5" svg:x="-2.329cm" svg:y="0cm"/>
          <draw:glue-point draw:id="6" svg:x="2.898cm" svg:y="-5.006cm"/>
          <text:p text:style-name="P3"><text:span text:style-name="T1">Es</text:span></text:p>
        </draw:path>
        <draw:g xml:id="id21" draw:id="id21">
          <draw:custom-shape draw:style-name="gr2" draw:text-style-name="P1" draw:layer="layout" svg:width="0.3cm" svg:height="0.3cm" svg:x="16.903cm" svg:y="11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2" draw:layer="layout" svg:width="1.497cm" svg:height="0.649cm" svg:x="17.203cm" svg:y="11.416cm">
            <draw:text-box>
              <text:p><text:span text:style-name="T1">Precio</text:span></text:p>
            </draw:text-box>
          </draw:frame>
        </draw:g>
        <draw:connector draw:style-name="gr17" draw:text-style-name="P1" draw:layer="layout" svg:x1="16.899cm" svg:y1="12.316cm" svg:x2="16.903cm" svg:y2="11.74cm" draw:start-shape="id7" draw:start-glue-point="11" draw:end-shape="id21" draw:end-glue-point="3" svg:d="m16899 12316v-576h4">
          <text:p/>
        </draw:connector>
        <draw:g xml:id="id22" draw:id="id22">
          <draw:custom-shape draw:style-name="gr4" draw:text-style-name="P1" draw:layer="layout" svg:width="0.3cm" svg:height="0.3cm" svg:x="19.251cm" svg:y="10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" draw:layer="layout" svg:width="1.302cm" svg:height="0.649cm" svg:x="17.998cm" svg:y="10.151cm">
            <draw:text-box>
              <text:p><text:span text:style-name="T1">Zona</text:span></text:p>
            </draw:text-box>
          </draw:frame>
        </draw:g>
        <draw:g xml:id="id23" draw:id="id23">
          <draw:custom-shape draw:style-name="gr25" draw:text-style-name="P1" draw:layer="layout" svg:width="0.3cm" svg:height="0.3cm" svg:x="19.251cm" svg:y="9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8" draw:layer="layout" svg:width="1.305cm" svg:height="0.649cm" svg:x="18.146cm" svg:y="9.7cm">
            <draw:text-box>
              <text:p text:style-name="P7"><text:span text:style-name="T1">País</text:span></text:p>
            </draw:text-box>
          </draw:frame>
        </draw:g>
        <draw:g xml:id="id24" draw:id="id24">
          <draw:custom-shape draw:style-name="gr25" draw:text-style-name="P1" draw:layer="layout" svg:width="0.3cm" svg:height="0.3cm" svg:x="19.251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2" draw:layer="layout" svg:width="1.611cm" svg:height="0.649cm" svg:x="17.74cm" svg:y="9.2cm">
            <draw:text-box>
              <text:p><text:span text:style-name="T1">Región</text:span></text:p>
            </draw:text-box>
          </draw:frame>
        </draw:g>
        <draw:connector draw:style-name="gr17" draw:text-style-name="P1" draw:layer="layout" svg:x1="19.7cm" svg:y1="10.8cm" svg:x2="19.551cm" svg:y2="10.475cm" draw:start-shape="id17" draw:start-glue-point="5" draw:end-shape="id22" draw:end-glue-point="1" svg:d="m19700 10800v-325h-149">
          <text:p/>
        </draw:connector>
        <draw:connector draw:style-name="gr17" draw:text-style-name="P1" draw:layer="layout" svg:x1="20.001cm" svg:y1="10.8cm" svg:x2="19.551cm" svg:y2="10.024cm" draw:start-shape="id17" draw:start-glue-point="6" draw:end-shape="id23" draw:end-glue-point="1" svg:d="m20001 10800v-776h-450">
          <text:p/>
        </draw:connector>
        <draw:connector draw:style-name="gr17" draw:text-style-name="P1" draw:layer="layout" svg:x1="20.3cm" svg:y1="10.8cm" svg:x2="19.551cm" svg:y2="9.524cm" draw:start-shape="id17" draw:start-glue-point="4" draw:end-shape="id24" draw:end-glue-point="1" svg:d="m20300 10800v-1276h-749">
          <text:p/>
        </draw:connector>
        <draw:g xml:id="id26" draw:id="id26">
          <draw:custom-shape draw:style-name="gr2" draw:text-style-name="P1" draw:layer="layout" svg:width="0.3cm" svg:height="0.3cm" svg:x="11.151cm" svg:y="1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2.852cm" svg:height="0.649cm" svg:x="8.5cm" svg:y="11.216cm">
            <draw:text-box>
              <text:p><text:span text:style-name="T1">Observaciones</text:span></text:p>
            </draw:text-box>
          </draw:frame>
        </draw:g>
        <draw:g xml:id="id25" draw:id="id25">
          <draw:custom-shape draw:style-name="gr2" draw:text-style-name="P1" draw:layer="layout" svg:width="0.3cm" svg:height="0.3cm" svg:x="11.151cm" svg:y="11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2" draw:layer="layout" svg:width="1.67cm" svg:height="0.649cm" svg:x="9.7cm" svg:y="11.616cm">
            <draw:text-box>
              <text:p><text:span text:style-name="T1">Tiempo</text:span></text:p>
            </draw:text-box>
          </draw:frame>
        </draw:g>
        <draw:connector draw:style-name="gr17" draw:text-style-name="P1" draw:layer="layout" svg:x1="11.601cm" svg:y1="12.316cm" svg:x2="11.451cm" svg:y2="11.94cm" draw:start-shape="id20" draw:start-glue-point="6" draw:end-shape="id25" draw:end-glue-point="1" svg:d="m11601 12316v-376h-150">
          <text:p/>
        </draw:connector>
        <draw:connector draw:style-name="gr17" draw:text-style-name="P1" draw:layer="layout" svg:x1="11.9cm" svg:y1="12.316cm" svg:x2="11.451cm" svg:y2="11.54cm" draw:start-shape="id20" draw:start-glue-point="4" draw:end-shape="id26" draw:end-glue-point="1" svg:d="m11900 12316v-776h-449">
          <text:p/>
        </draw:connector>
        <draw:g xml:id="id38" draw:id="id38">
          <draw:custom-shape draw:style-name="gr4" draw:text-style-name="P1" draw:layer="layout" svg:width="0.3cm" svg:height="0.3cm" svg:x="23.658cm" svg:y="1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1.107cm" svg:height="0.649cm" svg:x="22.7cm" svg:y="12.7cm">
            <draw:text-box>
              <text:p><text:span text:style-name="T1">DNI</text:span></text:p>
            </draw:text-box>
          </draw:frame>
        </draw:g>
        <draw:custom-shape draw:style-name="gr7" draw:text-style-name="P4" xml:id="id28" draw:id="id28" draw:layer="layout" svg:width="3.2cm" svg:height="1.4cm" svg:x="1.7cm" svg:y="10.216cm">
          <draw:glue-point draw:id="4" svg:x="-1.875cm" svg:y="-5cm"/>
          <draw:glue-point draw:id="5" svg:x="-3.75cm" svg:y="-5cm"/>
          <draw:glue-point draw:id="6" svg:x="-2.812cm" svg:y="-5cm"/>
          <draw:glue-point draw:id="7" svg:x="-5cm" svg:y="-2.857cm"/>
          <draw:glue-point draw:id="8" svg:x="-5cm" svg:y="2.142cm"/>
          <draw:glue-point draw:id="9" svg:x="-0.937cm" svg:y="-5cm"/>
          <text:p text:style-name="P3"><text:span text:style-name="T2">Espec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7" draw:id="id27">
          <draw:glue-point draw:id="4" svg:x="-5cm" svg:y="1.41cm"/>
          <draw:glue-point draw:id="5" svg:x="5cm" svg:y="1.41cm"/>
          <draw:custom-shape draw:style-name="gr7" draw:text-style-name="P5" draw:layer="layout" svg:width="1.8cm" svg:height="1.4cm" svg:x="6.5cm" svg:y="7.4cm">
            <text:p text:style-name="P3"><text:span text:style-name="T3">Es-Ej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2" draw:layer="layout" svg:width="1.048cm" svg:height="0.64cm" svg:x="6.9cm" svg:y="6.851cm">
            <draw:text-box>
              <text:p><text:span text:style-name="T1">1:N</text:span></text:p>
            </draw:text-box>
          </draw:frame>
        </draw:g>
        <draw:connector draw:style-name="gr19" draw:text-style-name="P1" draw:layer="layout" draw:line-skew="-1.501cm" svg:x1="8.3cm" svg:y1="8.099cm" svg:x2="12.6cm" svg:y2="8.115cm" draw:start-shape="id27" draw:start-glue-point="5" draw:end-shape="id9" draw:end-glue-point="12" svg:d="m8300 8099h650v16h3650">
          <text:p/>
        </draw:connector>
        <draw:connector draw:style-name="gr19" draw:text-style-name="P1" draw:layer="layout" svg:x1="6.5cm" svg:y1="8.099cm" svg:x2="3.3cm" svg:y2="10.216cm" draw:start-shape="id27" draw:start-glue-point="4" draw:end-shape="id28" draw:end-glue-point="0" svg:d="m6500 8099h-3200v2117">
          <text:p/>
        </draw:connector>
        <draw:custom-shape draw:style-name="gr7" draw:text-style-name="P4" xml:id="id31" draw:id="id31" draw:layer="layout" svg:width="3.2cm" svg:height="1.4cm" svg:x="1.7cm" svg:y="16.716cm">
          <draw:glue-point draw:id="4" svg:x="-1.875cm" svg:y="-5cm"/>
          <draw:glue-point draw:id="5" svg:x="-3.75cm" svg:y="-5cm"/>
          <draw:glue-point draw:id="6" svg:x="-2.812cm" svg:y="-5cm"/>
          <draw:glue-point draw:id="7" svg:x="-5cm" svg:y="-2.857cm"/>
          <draw:glue-point draw:id="8" svg:x="-5cm" svg:y="2.142cm"/>
          <draw:glue-point draw:id="9" svg:x="-0.937cm" svg:y="-5cm"/>
          <text:p text:style-name="P3"><text:span text:style-name="T2">Gen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30" draw:id="id30" draw:layer="layout" svg:width="3.2cm" svg:height="1.4cm" svg:x="1.701cm" svg:y="10.217cm">
          <draw:glue-point draw:id="4" svg:x="-1.875cm" svg:y="-5cm"/>
          <draw:glue-point draw:id="5" svg:x="-3.75cm" svg:y="-5cm"/>
          <draw:glue-point draw:id="6" svg:x="-2.812cm" svg:y="-5cm"/>
          <draw:glue-point draw:id="7" svg:x="-5cm" svg:y="-2.857cm"/>
          <draw:glue-point draw:id="8" svg:x="-5cm" svg:y="2.142cm"/>
          <draw:glue-point draw:id="9" svg:x="-0.937cm" svg:y="-5cm"/>
          <text:p text:style-name="P3"><text:span text:style-name="T2">Espec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9" draw:id="id29">
          <draw:glue-point draw:id="4" svg:x="1.525cm" svg:y="-5cm"/>
          <draw:glue-point draw:id="5" svg:x="1.525cm" svg:y="5cm"/>
          <draw:custom-shape draw:style-name="gr7" draw:text-style-name="P5" draw:layer="layout" svg:width="1.8cm" svg:height="1.4cm" svg:x="2.4cm" svg:y="13.416cm">
            <text:p text:style-name="P3"><text:span text:style-name="T3">Es-Ge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2" draw:layer="layout" svg:width="1.048cm" svg:height="0.64cm" svg:x="1.611cm" svg:y="13.767cm">
            <draw:text-box>
              <text:p><text:span text:style-name="T1">N:1</text:span></text:p>
            </draw:text-box>
          </draw:frame>
        </draw:g>
        <draw:connector draw:style-name="gr19" draw:text-style-name="P1" draw:layer="layout" svg:x1="3.299cm" svg:y1="13.416cm" svg:x2="3.301cm" svg:y2="11.617cm" draw:start-shape="id29" draw:start-glue-point="4" draw:end-shape="id30" draw:end-glue-point="2" svg:d="m3299 13416v-899h2v-900">
          <text:p/>
        </draw:connector>
        <draw:connector draw:style-name="gr19" draw:text-style-name="P1" draw:layer="layout" svg:x1="3.299cm" svg:y1="14.816cm" svg:x2="3.3cm" svg:y2="16.716cm" draw:start-shape="id29" draw:start-glue-point="5" draw:end-shape="id31" draw:end-glue-point="0" svg:d="m3299 14816v951h1v949">
          <text:p/>
        </draw:connector>
        <draw:custom-shape draw:style-name="gr7" draw:text-style-name="P4" xml:id="id33" draw:id="id33" draw:layer="layout" svg:width="3.2cm" svg:height="1.4cm" svg:x="12.5cm" svg:y="16.716cm">
          <draw:glue-point draw:id="4" svg:x="-1.875cm" svg:y="-5cm"/>
          <draw:glue-point draw:id="5" svg:x="-3.75cm" svg:y="-5cm"/>
          <draw:glue-point draw:id="6" svg:x="-2.812cm" svg:y="-5cm"/>
          <draw:glue-point draw:id="7" svg:x="-5cm" svg:y="-2.857cm"/>
          <draw:glue-point draw:id="8" svg:x="-5cm" svg:y="2.142cm"/>
          <draw:glue-point draw:id="9" svg:x="-0.937cm" svg:y="-5cm"/>
          <text:p text:style-name="P3"><text:span text:style-name="T2">Famil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2" draw:id="id32">
          <draw:glue-point draw:id="4" svg:x="-5cm" svg:y="1.41cm"/>
          <draw:glue-point draw:id="5" svg:x="5cm" svg:y="1.41cm"/>
          <draw:custom-shape draw:style-name="gr7" draw:text-style-name="P5" draw:layer="layout" svg:width="1.8cm" svg:height="1.4cm" svg:x="7.7cm" svg:y="16.716cm">
            <text:p text:style-name="P3"><text:span text:style-name="T3">Ge-Fa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2" draw:layer="layout" svg:width="1.048cm" svg:height="0.64cm" svg:x="8.1cm" svg:y="16.167cm">
            <draw:text-box>
              <text:p><text:span text:style-name="T1">N:1</text:span></text:p>
            </draw:text-box>
          </draw:frame>
        </draw:g>
        <draw:connector draw:style-name="gr19" draw:text-style-name="P1" draw:layer="layout" svg:x1="9.5cm" svg:y1="17.415cm" svg:x2="12.5cm" svg:y2="17.416cm" draw:start-shape="id32" draw:start-glue-point="5" draw:end-shape="id33" draw:end-glue-point="3" svg:d="m9500 17415h1501v1h1499">
          <text:p/>
        </draw:connector>
        <draw:connector draw:style-name="gr19" draw:text-style-name="P1" draw:layer="layout" svg:x1="7.7cm" svg:y1="17.415cm" svg:x2="4.9cm" svg:y2="17.416cm" draw:start-shape="id32" draw:start-glue-point="4" draw:end-shape="id31" draw:end-glue-point="1" svg:d="m7700 17415h-1400v1h-1400">
          <text:p/>
        </draw:connector>
        <draw:g xml:id="id34" draw:id="id34">
          <draw:custom-shape draw:style-name="gr4" draw:text-style-name="P1" draw:layer="layout" svg:width="0.3cm" svg:height="0.3cm" svg:x="2.3cm" svg:y="9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1.751cm" svg:height="0.64cm" svg:x="0.649cm" svg:y="9.351cm">
            <draw:text-box>
              <text:p><text:span text:style-name="T1">Especie</text:span></text:p>
            </draw:text-box>
          </draw:frame>
        </draw:g>
        <draw:g xml:id="id35" draw:id="id35">
          <draw:custom-shape draw:style-name="gr25" draw:text-style-name="P1" draw:layer="layout" svg:width="0.3cm" svg:height="0.3cm" svg:x="2.3cm" svg:y="8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9" draw:text-style-name="P2" draw:layer="layout" svg:width="1.967cm" svg:height="1.047cm" svg:x="0.559cm" svg:y="8.4cm">
            <draw:text-box>
              <text:p><text:span text:style-name="T1">Nombre</text:span></text:p>
              <text:p><text:span text:style-name="T1">Científico</text:span></text:p>
            </draw:text-box>
          </draw:frame>
        </draw:g>
        <draw:connector draw:style-name="gr17" draw:text-style-name="P1" draw:layer="layout" svg:x1="2.701cm" svg:y1="10.217cm" svg:x2="2.6cm" svg:y2="9.675cm" draw:start-shape="id30" draw:start-glue-point="4" draw:end-shape="id34" draw:end-glue-point="1" svg:d="m2701 10217v-542h-101">
          <text:p/>
        </draw:connector>
        <draw:connector draw:style-name="gr17" draw:text-style-name="P1" draw:layer="layout" svg:x1="3.002cm" svg:y1="10.217cm" svg:x2="2.6cm" svg:y2="8.923cm" draw:start-shape="id30" draw:start-glue-point="9" draw:end-shape="id35" draw:end-glue-point="1" svg:d="m3002 10217v-1294h-402">
          <text:p/>
        </draw:connector>
        <draw:g xml:id="id36" draw:id="id36">
          <draw:custom-shape draw:style-name="gr4" draw:text-style-name="P1" draw:layer="layout" svg:width="0.3cm" svg:height="0.3cm" svg:x="2.051cm" svg:y="16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2" draw:layer="layout" svg:width="1.675cm" svg:height="0.64cm" svg:x="0.4cm" svg:y="15.9cm">
            <draw:text-box>
              <text:p><text:span text:style-name="T1">Genero</text:span></text:p>
            </draw:text-box>
          </draw:frame>
        </draw:g>
        <draw:connector draw:style-name="gr17" draw:text-style-name="P1" draw:layer="layout" svg:x1="2.401cm" svg:y1="16.716cm" svg:x2="2.351cm" svg:y2="16.224cm" draw:start-shape="id31" draw:start-glue-point="6" draw:end-shape="id36" draw:end-glue-point="1" svg:d="m2401 16716v-492h-50">
          <text:p/>
        </draw:connector>
        <draw:g xml:id="id37" draw:id="id37">
          <draw:custom-shape draw:style-name="gr4" draw:text-style-name="P1" draw:layer="layout" svg:width="0.3cm" svg:height="0.3cm" svg:x="12.8cm" svg:y="16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" draw:layer="layout" svg:width="1.637cm" svg:height="0.649cm" svg:x="11.149cm" svg:y="15.916cm">
            <draw:text-box>
              <text:p><text:span text:style-name="T1">Familia</text:span></text:p>
            </draw:text-box>
          </draw:frame>
        </draw:g>
        <draw:connector draw:style-name="gr17" draw:text-style-name="P1" draw:layer="layout" svg:x1="13.5cm" svg:y1="16.716cm" svg:x2="13.1cm" svg:y2="16.24cm" draw:start-shape="id33" draw:start-glue-point="4" draw:end-shape="id37" draw:end-glue-point="1" svg:d="m13500 16716v-476h-400">
          <text:p/>
        </draw:connector>
        <draw:g>
          <draw:frame draw:style-name="gr10" draw:text-style-name="P6" draw:layer="layout" svg:width="2.094cm" svg:height="0.569cm" svg:x="25.2cm" svg:y="12.227cm">
            <draw:text-box>
              <text:p><text:span text:style-name="T3">Es dueño de</text:span></text:p>
            </draw:text-box>
          </draw:frame>
          <draw:frame draw:style-name="gr10" draw:text-style-name="P6" draw:layer="layout" svg:width="1.082cm" svg:height="0.569cm" svg:x="25.6cm" svg:y="12.6cm">
            <draw:text-box>
              <text:p><text:span text:style-name="T3">(0,1)</text:span></text:p>
            </draw:text-box>
          </draw:frame>
        </draw:g>
        <draw:g>
          <draw:frame draw:style-name="gr10" draw:text-style-name="P6" draw:layer="layout" svg:width="2.305cm" svg:height="0.569cm" svg:x="21.195cm" svg:y="5.311cm">
            <draw:text-box>
              <text:p><text:span text:style-name="T3">Capturado por</text:span></text:p>
            </draw:text-box>
          </draw:frame>
          <draw:frame draw:style-name="gr10" draw:text-style-name="P6" draw:layer="layout" svg:width="1.082cm" svg:height="0.569cm" svg:x="21.613cm" svg:y="4.9cm">
            <draw:text-box>
              <text:p><text:span text:style-name="T3">(1,1)</text:span></text:p>
            </draw:text-box>
          </draw:frame>
        </draw:g>
        <draw:g>
          <draw:frame draw:style-name="gr31" draw:text-style-name="P6" draw:layer="layout" svg:width="1.505cm" svg:height="0.573cm" svg:x="14cm" svg:y="5.8cm">
            <draw:text-box>
              <text:p><text:span text:style-name="T3">Captura</text:span></text:p>
            </draw:text-box>
          </draw:frame>
          <draw:frame draw:style-name="gr32" draw:text-style-name="P6" draw:layer="layout" svg:width="1.129cm" svg:height="0.573cm" svg:x="14.171cm" svg:y="6.127cm">
            <draw:text-box>
              <text:p><text:span text:style-name="T3">(0,n)</text:span></text:p>
            </draw:text-box>
          </draw:frame>
        </draw:g>
        <draw:connector draw:style-name="gr17" draw:text-style-name="P1" draw:layer="layout" svg:x1="24.1cm" svg:y1="13.5cm" svg:x2="23.958cm" svg:y2="13.024cm" draw:start-shape="id6" draw:start-glue-point="5" draw:end-shape="id38" draw:end-glue-point="1" svg:d="m24100 13500v-476h-142">
          <text:p/>
        </draw:connector>
        <draw:g>
          <draw:frame draw:style-name="gr10" draw:text-style-name="P6" draw:layer="layout" svg:width="1.573cm" svg:height="0.569cm" svg:x="16.027cm" svg:y="7.011cm">
            <draw:text-box>
              <text:p><text:span text:style-name="T3">contiene</text:span></text:p>
            </draw:text-box>
          </draw:frame>
          <draw:frame draw:style-name="gr10" draw:text-style-name="P6" draw:layer="layout" svg:width="1.082cm" svg:height="0.569cm" svg:x="16.218cm" svg:y="6.6cm">
            <draw:text-box>
              <text:p><text:span text:style-name="T3">(1,n)</text:span></text:p>
            </draw:text-box>
          </draw:frame>
        </draw:g>
        <draw:g>
          <draw:frame draw:style-name="gr10" draw:text-style-name="P6" draw:layer="layout" svg:width="2.212cm" svg:height="0.569cm" svg:x="20.8cm" svg:y="9.611cm">
            <draw:text-box>
              <text:p><text:span text:style-name="T3">Capturado en</text:span></text:p>
            </draw:text-box>
          </draw:frame>
          <draw:frame draw:style-name="gr10" draw:text-style-name="P6" draw:layer="layout" svg:width="1.082cm" svg:height="0.569cm" svg:x="21.018cm" svg:y="10cm">
            <draw:text-box>
              <text:p><text:span text:style-name="T3">(1,1)</text:span></text:p>
            </draw:text-box>
          </draw:frame>
        </draw:g>
        <draw:g>
          <draw:frame draw:style-name="gr10" draw:text-style-name="P2" draw:layer="layout" svg:width="1.573cm" svg:height="0.569cm" svg:x="10.427cm" svg:y="8.511cm">
            <draw:text-box>
              <text:p><text:span text:style-name="T3">contiene</text:span></text:p>
            </draw:text-box>
          </draw:frame>
          <draw:frame draw:style-name="gr10" draw:text-style-name="P2" draw:layer="layout" svg:width="1.082cm" svg:height="0.569cm" svg:x="10.618cm" svg:y="8.1cm">
            <draw:text-box>
              <text:p><text:span text:style-name="T3">(0,n)</text:span></text:p>
            </draw:text-box>
          </draw:frame>
        </draw:g>
        <draw:g>
          <draw:frame draw:style-name="gr10" draw:text-style-name="P6" draw:layer="layout" svg:width="2.03cm" svg:height="0.569cm" svg:x="3.261cm" svg:y="8.827cm">
            <draw:text-box>
              <text:p><text:span text:style-name="T3">Pertenece a</text:span></text:p>
            </draw:text-box>
          </draw:frame>
          <draw:frame draw:style-name="gr10" draw:text-style-name="P6" draw:layer="layout" svg:width="1.082cm" svg:height="0.569cm" svg:x="3.618cm" svg:y="9.3cm">
            <draw:text-box>
              <text:p><text:span text:style-name="T3">(1,1)</text:span></text:p>
            </draw:text-box>
          </draw:frame>
        </draw:g>
        <draw:g>
          <draw:frame draw:style-name="gr10" draw:text-style-name="P6" draw:layer="layout" svg:width="1.116cm" svg:height="0.569cm" svg:x="3.3cm" svg:y="12.211cm">
            <draw:text-box>
              <text:p><text:span text:style-name="T3">tiene</text:span></text:p>
            </draw:text-box>
          </draw:frame>
          <draw:frame draw:style-name="gr10" draw:text-style-name="P6" draw:layer="layout" svg:width="1.082cm" svg:height="0.569cm" svg:x="3.491cm" svg:y="11.8cm">
            <draw:text-box>
              <text:p><text:span text:style-name="T3">(1,n)</text:span></text:p>
            </draw:text-box>
          </draw:frame>
        </draw:g>
        <draw:g>
          <draw:frame draw:style-name="gr10" draw:text-style-name="P6" draw:layer="layout" svg:width="2.03cm" svg:height="0.569cm" svg:x="3.327cm" svg:y="15.711cm">
            <draw:text-box>
              <text:p><text:span text:style-name="T3">Pertenece a</text:span></text:p>
            </draw:text-box>
          </draw:frame>
          <draw:frame draw:style-name="gr10" draw:text-style-name="P6" draw:layer="layout" svg:width="1.082cm" svg:height="0.569cm" svg:x="3.518cm" svg:y="16.1cm">
            <draw:text-box>
              <text:p><text:span text:style-name="T3">(1,1)</text:span></text:p>
            </draw:text-box>
          </draw:frame>
        </draw:g>
        <draw:g>
          <draw:frame draw:style-name="gr10" draw:text-style-name="P6" draw:layer="layout" svg:width="2.03cm" svg:height="0.569cm" svg:x="10.1cm" svg:y="17.8cm">
            <draw:text-box>
              <text:p><text:span text:style-name="T3">Pertenece a</text:span></text:p>
            </draw:text-box>
          </draw:frame>
          <draw:frame draw:style-name="gr10" draw:text-style-name="P6" draw:layer="layout" svg:width="1.082cm" svg:height="0.569cm" svg:x="10.518cm" svg:y="17.427cm">
            <draw:text-box>
              <text:p><text:span text:style-name="T3">(1,1)</text:span></text:p>
            </draw:text-box>
          </draw:frame>
        </draw:g>
        <draw:g>
          <draw:frame draw:style-name="gr10" draw:text-style-name="P6" draw:layer="layout" svg:width="1.116cm" svg:height="0.569cm" svg:x="5.527cm" svg:y="17.727cm">
            <draw:text-box>
              <text:p><text:span text:style-name="T3">tiene</text:span></text:p>
            </draw:text-box>
          </draw:frame>
          <draw:frame draw:style-name="gr10" draw:text-style-name="P6" draw:layer="layout" svg:width="1.082cm" svg:height="0.569cm" svg:x="5.718cm" svg:y="17.316cm">
            <draw:text-box>
              <text:p><text:span text:style-name="T3">(1,n)</text:span></text:p>
            </draw:text-box>
          </draw:frame>
        </draw:g>
        <draw:g xml:id="id39" draw:id="id39">
          <draw:custom-shape draw:style-name="gr2" draw:text-style-name="P1" draw:layer="layout" svg:width="0.3cm" svg:height="0.3cm" svg:x="16.9cm" svg:y="1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2" draw:layer="layout" svg:width="2.043cm" svg:height="0.649cm" svg:x="17.2cm" svg:y="11cm">
            <draw:text-box>
              <text:p><text:span text:style-name="T1">Colección</text:span></text:p>
            </draw:text-box>
          </draw:frame>
        </draw:g>
        <draw:connector draw:style-name="gr17" draw:text-style-name="P1" draw:layer="layout" svg:x1="16.699cm" svg:y1="12.316cm" svg:x2="16.9cm" svg:y2="11.324cm" draw:start-shape="id7" draw:start-glue-point="10" draw:end-shape="id39" draw:end-glue-point="3" svg:d="m16699 12316v-992h201">
          <text:p/>
        </draw:connector>
        <draw:g xml:id="id40" draw:id="id40">
          <draw:custom-shape draw:style-name="gr2" draw:text-style-name="P1" draw:layer="layout" svg:width="0.3cm" svg:height="0.3cm" svg:x="24.119cm" svg:y="2.2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" draw:layer="layout" svg:width="3.258cm" svg:height="0.649cm" svg:x="24.419cm" svg:y="2.051cm">
            <draw:text-box>
              <text:p><text:span text:style-name="T1">Segundo Nombre</text:span></text:p>
            </draw:text-box>
          </draw:frame>
        </draw:g>
        <draw:g xml:id="id41" draw:id="id41">
          <draw:custom-shape draw:style-name="gr2" draw:text-style-name="P1" draw:layer="layout" svg:width="0.3cm" svg:height="0.3cm" svg:x="24.119cm" svg:y="1.8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" draw:layer="layout" svg:width="3.22cm" svg:height="0.649cm" svg:x="24.419cm" svg:y="1.651cm">
            <draw:text-box>
              <text:p><text:span text:style-name="T1">Segundo Apellido</text:span></text:p>
            </draw:text-box>
          </draw:frame>
        </draw:g>
        <draw:connector draw:style-name="gr36" draw:text-style-name="P1" draw:layer="layout" draw:line-skew="0.401cm" svg:x1="23.7cm" svg:y1="4.401cm" svg:x2="24.119cm" svg:y2="2.375cm" draw:start-shape="id2" draw:start-glue-point="18" draw:end-shape="id40" draw:end-glue-point="3" svg:d="m23700 4401h-100v-2026h519">
          <text:p/>
        </draw:connector>
        <draw:connector draw:style-name="gr36" draw:text-style-name="P1" draw:layer="layout" draw:line-skew="0.301cm" svg:x1="23.7cm" svg:y1="4.579cm" svg:x2="24.119cm" svg:y2="1.975cm" draw:start-shape="id2" draw:start-glue-point="7" draw:end-shape="id41" draw:end-glue-point="3" svg:d="m23700 4579h-200v-2604h619">
          <text:p/>
        </draw:connector>
        <draw:g xml:id="id43" draw:id="id43">
          <draw:custom-shape draw:style-name="gr2" draw:text-style-name="P1" draw:layer="layout" svg:width="0.3cm" svg:height="0.3cm" svg:x="22.7cm" svg:y="14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2" draw:layer="layout" svg:width="2.335cm" svg:height="0.649cm" svg:x="20.541cm" svg:y="14.371cm">
            <draw:text-box>
              <text:p><text:span text:style-name="T1">Precio Total</text:span></text:p>
            </draw:text-box>
          </draw:frame>
        </draw:g>
        <draw:g xml:id="id42" draw:id="id42">
          <draw:custom-shape draw:style-name="gr2" draw:text-style-name="P1" draw:layer="layout" svg:width="0.3cm" svg:height="0.3cm" svg:x="22.7cm" svg:y="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2" draw:layer="layout" svg:width="2.449cm" svg:height="0.649cm" svg:x="20.4cm" svg:y="13.8cm">
            <draw:text-box>
              <text:p><text:span text:style-name="T1">Fecha inicial</text:span></text:p>
            </draw:text-box>
          </draw:frame>
        </draw:g>
        <draw:connector draw:style-name="gr36" draw:text-style-name="P1" draw:layer="layout" svg:x1="23.7cm" svg:y1="13.758cm" svg:x2="23cm" svg:y2="14.124cm" draw:start-shape="id6" draw:start-glue-point="7" draw:end-shape="id42" draw:end-glue-point="1" svg:d="m23700 13758h-349v366h-351">
          <text:p/>
        </draw:connector>
        <draw:connector draw:style-name="gr36" draw:text-style-name="P1" draw:layer="layout" svg:x1="23.7cm" svg:y1="14.357cm" svg:x2="23cm" svg:y2="14.695cm" draw:start-shape="id6" draw:start-glue-point="8" draw:end-shape="id43" draw:end-glue-point="1" svg:d="m23700 14357h-349v338h-351">
          <text:p/>
        </draw:connector>
        <draw:g xml:id="id44" draw:id="id44">
          <draw:custom-shape draw:style-name="gr2" draw:text-style-name="P1" draw:layer="layout" svg:width="0.3cm" svg:height="0.3cm" svg:x="15.056cm" svg:y="8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2.665cm" svg:height="0.649cm" svg:x="15.356cm" svg:y="8.451cm">
            <draw:text-box>
              <text:p><text:span text:style-name="T1">Tipo Ejemplar</text:span></text:p>
            </draw:text-box>
          </draw:frame>
        </draw:g>
        <draw:connector draw:style-name="gr36" draw:text-style-name="P3" draw:layer="layout" svg:x1="14.799cm" svg:y1="9.616cm" svg:x2="15.056cm" svg:y2="8.775cm" draw:start-shape="id19" draw:start-glue-point="6" draw:end-shape="id44" draw:end-glue-point="3" svg:d="m14799 9616v-841h2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Fin_20_de_20_línea_20_1" draw:display-name="Fin de línea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H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27T13:03:10.573281448</meta:creation-date>
    <dc:date>2014-05-05T08:29:59.78</dc:date>
    <meta:editing-duration>PT7H14M19S</meta:editing-duration>
    <meta:editing-cycles>20</meta:editing-cycles>
    <meta:generator>LibreOffice/3.3$Win32 LibreOffice_project/330m19$Build-301</meta:generator>
    <meta:document-statistic meta:object-count="194"/>
  </office:meta>
</office:document-meta>
</file>